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14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Courier New" style:font-name-asian="Courier New" style:font-name-complex="Courier New" style:font-family-generic="modern"/>
    </style:style>
    <style:style style:name="co1" style:family="table-column">
      <style:table-column-properties fo:break-before="auto" style:column-width="7.59354166666667cm"/>
    </style:style>
    <style:style style:name="co2" style:family="table-column">
      <style:table-column-properties fo:break-before="auto" style:column-width="4.07458333333333cm"/>
    </style:style>
    <style:style style:name="co3" style:family="table-column">
      <style:table-column-properties fo:break-before="auto" style:column-width="3.78354166666667cm"/>
    </style:style>
    <style:style style:name="co4" style:family="table-column">
      <style:table-column-properties fo:break-before="auto" style:column-width="3.83645833333333cm"/>
    </style:style>
    <style:style style:name="co5" style:family="table-column">
      <style:table-column-properties fo:break-before="auto" style:column-width="4.497916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8" table:default-cell-style-name="ce4"/>
        <table:table-column table:style-name="co7" table:number-columns-repeated="15360" table:default-cell-style-name="ce1"/>
        <table:table-row table:style-name="ro1">
          <table:table-cell office:value-type="string" table:style-name="ce2">
            <text:p>EVALUATION</text:p>
          </table:table-cell>
          <table:table-cell table:number-columns-repeated="1022" table:style-name="ce3"/>
          <table:table-cell table:number-columns-repeated="15361"/>
        </table:table-row>
        <table:table-row table:style-name="ro1">
          <table:table-cell table:number-columns-repeated="1023" table:style-name="ce3"/>
          <table:table-cell table:number-columns-repeated="15361"/>
        </table:table-row>
        <table:table-row table:style-name="ro1">
          <table:table-cell office:value-type="string" table:style-name="ce5">
            <text:p>DATASET – 1</text:p>
          </table:table-cell>
          <table:table-cell table:number-columns-repeated="1022" table:style-name="ce3"/>
          <table:table-cell table:number-columns-repeated="15361"/>
        </table:table-row>
        <table:table-row table:style-name="ro1">
          <table:table-cell table:style-name="ce3"/>
          <table:table-cell office:value-type="string" table:style-name="ce3">
            <text:p>Euclidean similarity</text:p>
          </table:table-cell>
          <table:table-cell office:value-type="string" table:style-name="ce3">
            <text:p>Manhattan similarity</text:p>
          </table:table-cell>
          <table:table-cell office:value-type="string" table:style-name="ce3">
            <text:p>Chebyshev Similarity</text:p>
          </table:table-cell>
          <table:table-cell table:number-columns-repeated="1019" table:style-name="ce3"/>
          <table:table-cell table:number-columns-repeated="15361"/>
        </table:table-row>
        <table:table-row table:style-name="ro1">
          <table:table-cell office:value-type="string" table:style-name="ce3">
            <text:p>MAE</text:p>
          </table:table-cell>
          <table:table-cell office:value-type="float" office:value="3.2530000000000001" table:style-name="ce4">
            <text:p>3.253</text:p>
          </table:table-cell>
          <table:table-cell office:value-type="float" office:value="3.2505000000000002" table:style-name="ce4">
            <text:p>3.2505</text:p>
          </table:table-cell>
          <table:table-cell office:value-type="float" office:value="3.2496999999999998" table:style-name="ce4">
            <text:p>3.2497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3">
            <text:p>Precision</text:p>
          </table:table-cell>
          <table:table-cell office:value-type="float" office:value="0.83760000000000001" table:style-name="ce4">
            <text:p>0.8376</text:p>
          </table:table-cell>
          <table:table-cell office:value-type="float" office:value="0.83720000000000006" table:style-name="ce4">
            <text:p>0.8372</text:p>
          </table:table-cell>
          <table:table-cell office:value-type="float" office:value="0.83750000000000002" table:style-name="ce4">
            <text:p>0.8375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3">
            <text:p>Recall</text:p>
          </table:table-cell>
          <table:table-cell office:value-type="float" office:value="0.81589999999999996" table:style-name="ce4">
            <text:p>0.8159</text:p>
          </table:table-cell>
          <table:table-cell office:value-type="float" office:value="0.81779999999999997" table:style-name="ce4">
            <text:p>0.8178</text:p>
          </table:table-cell>
          <table:table-cell office:value-type="float" office:value="0.81920000000000004" table:style-name="ce4">
            <text:p>0.8192</text:p>
          </table:table-cell>
          <table:table-cell table:style-name="ce4"/>
          <table:table-cell office:value-type="string" table:style-name="ce3">
            <text:p>Unpredicted = 451</text:p>
          </table:table-cell>
          <table:table-cell table:number-columns-repeated="1018" table:style-name="ce4"/>
          <table:table-cell table:number-columns-repeated="15360"/>
        </table:table-row>
        <table:table-row table:style-name="ro1">
          <table:table-cell office:value-type="string" table:style-name="ce3">
            <text:p>F1 score</text:p>
          </table:table-cell>
          <table:table-cell office:value-type="float" office:value="0.8266" table:style-name="ce4">
            <text:p>0.8266</text:p>
          </table:table-cell>
          <table:table-cell office:value-type="float" office:value="0.82740000000000002" table:style-name="ce4">
            <text:p>0.8274</text:p>
          </table:table-cell>
          <table:table-cell office:value-type="float" office:value="0.82830000000000004" table:style-name="ce4">
            <text:p>0.8283</text:p>
          </table:table-cell>
          <table:table-cell table:number-columns-repeated="1020" table:style-name="ce4"/>
          <table:table-cell table:number-columns-repeated="15360"/>
        </table:table-row>
        <table:table-row table:number-rows-repeated="2" table:style-name="ro2">
          <table:table-cell table:number-columns-repeated="1024" table:style-name="ce4"/>
          <table:table-cell table:number-columns-repeated="15360"/>
        </table:table-row>
        <table:table-row table:style-name="ro1">
          <table:table-cell office:value-type="string" table:style-name="ce5">
            <text:p>DATASET – 2</text:p>
          </table:table-cell>
          <table:table-cell table:number-columns-repeated="3" table:style-name="ce3"/>
          <table:table-cell table:number-columns-repeated="1020" table:style-name="ce4"/>
          <table:table-cell table:number-columns-repeated="15360"/>
        </table:table-row>
        <table:table-row table:style-name="ro1">
          <table:table-cell table:style-name="ce3"/>
          <table:table-cell office:value-type="string" table:style-name="ce3">
            <text:p>Euclidean similarity</text:p>
          </table:table-cell>
          <table:table-cell office:value-type="string" table:style-name="ce3">
            <text:p>Manhattan similarity</text:p>
          </table:table-cell>
          <table:table-cell office:value-type="string" table:style-name="ce3">
            <text:p>Chebyshev Similarity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3">
            <text:p>MAE</text:p>
          </table:table-cell>
          <table:table-cell office:value-type="float" office:value="3" table:style-name="ce4">
            <text:p>3</text:p>
          </table:table-cell>
          <table:table-cell office:value-type="float" office:value="2.9956" table:style-name="ce4">
            <text:p>2.9956</text:p>
          </table:table-cell>
          <table:table-cell office:value-type="float" office:value="3.0013000000000001" table:style-name="ce4">
            <text:p>3.0013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3">
            <text:p>Precision</text:p>
          </table:table-cell>
          <table:table-cell office:value-type="float" office:value="0.83640000000000003" table:style-name="ce4">
            <text:p>0.8364</text:p>
          </table:table-cell>
          <table:table-cell office:value-type="float" office:value="0.83530000000000004" table:style-name="ce4">
            <text:p>0.8353</text:p>
          </table:table-cell>
          <table:table-cell office:value-type="float" office:value="0.83660000000000001" table:style-name="ce4">
            <text:p>0.8366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3">
            <text:p>Recall</text:p>
          </table:table-cell>
          <table:table-cell office:value-type="float" office:value="0.82340000000000002" table:style-name="ce4">
            <text:p>0.8234</text:p>
          </table:table-cell>
          <table:table-cell office:value-type="float" office:value="0.82589999999999997" table:style-name="ce4">
            <text:p>0.8259</text:p>
          </table:table-cell>
          <table:table-cell office:value-type="float" office:value="0.83160000000000001" table:style-name="ce4">
            <text:p>0.8316</text:p>
          </table:table-cell>
          <table:table-cell table:style-name="ce4"/>
          <table:table-cell office:value-type="string" table:style-name="ce3">
            <text:p>Unpredicted = 314</text:p>
          </table:table-cell>
          <table:table-cell table:number-columns-repeated="1018" table:style-name="ce4"/>
          <table:table-cell table:number-columns-repeated="15360"/>
        </table:table-row>
        <table:table-row table:style-name="ro1">
          <table:table-cell office:value-type="string" table:style-name="ce3">
            <text:p>F1 score</text:p>
          </table:table-cell>
          <table:table-cell office:value-type="float" office:value="0.82989999999999997" table:style-name="ce4">
            <text:p>0.8299</text:p>
          </table:table-cell>
          <table:table-cell office:value-type="float" office:value="0.8306" table:style-name="ce4">
            <text:p>0.8306</text:p>
          </table:table-cell>
          <table:table-cell office:value-type="float" office:value="0.83409999999999995" table:style-name="ce4">
            <text:p>0.8341</text:p>
          </table:table-cell>
          <table:table-cell table:number-columns-repeated="1020" table:style-name="ce4"/>
          <table:table-cell table:number-columns-repeated="15360"/>
        </table:table-row>
        <table:table-row table:number-rows-repeated="2" table:style-name="ro2">
          <table:table-cell table:number-columns-repeated="1024" table:style-name="ce4"/>
          <table:table-cell table:number-columns-repeated="15360"/>
        </table:table-row>
        <table:table-row table:style-name="ro1">
          <table:table-cell office:value-type="string" table:style-name="ce5">
            <text:p>DATASET – 3</text:p>
          </table:table-cell>
          <table:table-cell table:number-columns-repeated="3" table:style-name="ce3"/>
          <table:table-cell table:number-columns-repeated="1020" table:style-name="ce4"/>
          <table:table-cell table:number-columns-repeated="15360"/>
        </table:table-row>
        <table:table-row table:style-name="ro1">
          <table:table-cell table:style-name="ce3"/>
          <table:table-cell office:value-type="string" table:style-name="ce3">
            <text:p>Euclidean similarity</text:p>
          </table:table-cell>
          <table:table-cell office:value-type="string" table:style-name="ce3">
            <text:p>Manhattan similarity</text:p>
          </table:table-cell>
          <table:table-cell office:value-type="string" table:style-name="ce3">
            <text:p>Chebyshev Similarity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3">
            <text:p>MAE</text:p>
          </table:table-cell>
          <table:table-cell office:value-type="float" office:value="3.2690999999999999" table:style-name="ce4">
            <text:p>3.2691</text:p>
          </table:table-cell>
          <table:table-cell office:value-type="float" office:value="3.2644000000000002" table:style-name="ce4">
            <text:p>3.2644</text:p>
          </table:table-cell>
          <table:table-cell office:value-type="float" office:value="3.2601" table:style-name="ce4">
            <text:p>3.2601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3">
            <text:p>Precision</text:p>
          </table:table-cell>
          <table:table-cell office:value-type="float" office:value="0.82120000000000004" table:style-name="ce4">
            <text:p>0.8212</text:p>
          </table:table-cell>
          <table:table-cell office:value-type="float" office:value="0.82020000000000004" table:style-name="ce4">
            <text:p>0.8202</text:p>
          </table:table-cell>
          <table:table-cell office:value-type="float" office:value="0.81769999999999998" table:style-name="ce4">
            <text:p>0.8177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3">
            <text:p>Recall</text:p>
          </table:table-cell>
          <table:table-cell office:value-type="float" office:value="0.80920000000000003" table:style-name="ce4">
            <text:p>0.8092</text:p>
          </table:table-cell>
          <table:table-cell office:value-type="float" office:value="0.81069999999999998" table:style-name="ce4">
            <text:p>0.8107</text:p>
          </table:table-cell>
          <table:table-cell office:value-type="float" office:value="0.80879999999999996" table:style-name="ce4">
            <text:p>0.8088</text:p>
          </table:table-cell>
          <table:table-cell table:style-name="ce4"/>
          <table:table-cell office:value-type="string" table:style-name="ce3">
            <text:p>Unpredicted = 38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F1 score</text:p>
          </table:table-cell>
          <table:table-cell office:value-type="float" office:value="0.81510000000000005" table:style-name="ce4">
            <text:p>0.8151</text:p>
          </table:table-cell>
          <table:table-cell office:value-type="float" office:value="0.81540000000000001" table:style-name="ce4">
            <text:p>0.8154</text:p>
          </table:table-cell>
          <table:table-cell office:value-type="float" office:value="0.81320000000000003" table:style-name="ce4">
            <text:p>0.8132</text:p>
          </table:table-cell>
          <table:table-cell table:number-columns-repeated="1020" table:style-name="ce4"/>
          <table:table-cell table:number-columns-repeated="15360"/>
        </table:table-row>
        <table:table-row table:number-rows-repeated="2" table:style-name="ro2">
          <table:table-cell table:number-columns-repeated="1024" table:style-name="ce4"/>
          <table:table-cell table:number-columns-repeated="15360"/>
        </table:table-row>
        <table:table-row table:style-name="ro1">
          <table:table-cell office:value-type="string" table:style-name="ce5">
            <text:p>DATASET – 4</text:p>
          </table:table-cell>
          <table:table-cell table:number-columns-repeated="3" table:style-name="ce3"/>
          <table:table-cell table:number-columns-repeated="1020" table:style-name="ce4"/>
          <table:table-cell table:number-columns-repeated="15360"/>
        </table:table-row>
        <table:table-row table:style-name="ro1">
          <table:table-cell table:style-name="ce3"/>
          <table:table-cell office:value-type="string" table:style-name="ce3">
            <text:p>Euclidean similarity</text:p>
          </table:table-cell>
          <table:table-cell office:value-type="string" table:style-name="ce3">
            <text:p>Manhattan similarity</text:p>
          </table:table-cell>
          <table:table-cell office:value-type="string" table:style-name="ce3">
            <text:p>Chebyshev Similarity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3">
            <text:p>MAE</text:p>
          </table:table-cell>
          <table:table-cell office:value-type="float" office:value="3.3609" table:style-name="ce4">
            <text:p>3.3609</text:p>
          </table:table-cell>
          <table:table-cell office:value-type="float" office:value="3.3628999999999998" table:style-name="ce4">
            <text:p>3.3629</text:p>
          </table:table-cell>
          <table:table-cell office:value-type="float" office:value="3.3694000000000002" table:style-name="ce4">
            <text:p>3.3694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3">
            <text:p>Precision</text:p>
          </table:table-cell>
          <table:table-cell office:value-type="float" office:value="0.83189999999999997" table:style-name="ce4">
            <text:p>0.8319</text:p>
          </table:table-cell>
          <table:table-cell office:value-type="float" office:value="0.83460000000000001" table:style-name="ce4">
            <text:p>0.8346</text:p>
          </table:table-cell>
          <table:table-cell office:value-type="float" office:value="0.83489999999999998" table:style-name="ce4">
            <text:p>0.8349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3">
            <text:p>Recall</text:p>
          </table:table-cell>
          <table:table-cell office:value-type="float" office:value="0.79690000000000005" table:style-name="ce4">
            <text:p>0.7969</text:p>
          </table:table-cell>
          <table:table-cell office:value-type="float" office:value="0.80079999999999996" table:style-name="ce4">
            <text:p>0.8008</text:p>
          </table:table-cell>
          <table:table-cell office:value-type="float" office:value="0.80110000000000003" table:style-name="ce4">
            <text:p>0.8011</text:p>
          </table:table-cell>
          <table:table-cell table:style-name="ce4"/>
          <table:table-cell office:value-type="string" table:style-name="ce3">
            <text:p>Unpredicted = 48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F1 score</text:p>
          </table:table-cell>
          <table:table-cell office:value-type="float" office:value="0.81410000000000005" table:style-name="ce4">
            <text:p>0.8141</text:p>
          </table:table-cell>
          <table:table-cell office:value-type="float" office:value="0.81730000000000003" table:style-name="ce4">
            <text:p>0.8173</text:p>
          </table:table-cell>
          <table:table-cell office:value-type="float" office:value="0.81769999999999998" table:style-name="ce4">
            <text:p>0.8177</text:p>
          </table:table-cell>
          <table:table-cell table:number-columns-repeated="1020" table:style-name="ce4"/>
          <table:table-cell table:number-columns-repeated="15360"/>
        </table:table-row>
        <table:table-row table:number-rows-repeated="2" table:style-name="ro2">
          <table:table-cell table:number-columns-repeated="1024" table:style-name="ce4"/>
          <table:table-cell table:number-columns-repeated="15360"/>
        </table:table-row>
        <table:table-row table:style-name="ro1">
          <table:table-cell office:value-type="string" table:style-name="ce5">
            <text:p>DATASET – 5</text:p>
          </table:table-cell>
          <table:table-cell table:number-columns-repeated="3" table:style-name="ce3"/>
          <table:table-cell table:number-columns-repeated="1020" table:style-name="ce4"/>
          <table:table-cell table:number-columns-repeated="15360"/>
        </table:table-row>
        <table:table-row table:style-name="ro1">
          <table:table-cell table:style-name="ce3"/>
          <table:table-cell office:value-type="string" table:style-name="ce3">
            <text:p>Euclidean similarity</text:p>
          </table:table-cell>
          <table:table-cell office:value-type="string" table:style-name="ce3">
            <text:p>Manhattan similarity</text:p>
          </table:table-cell>
          <table:table-cell office:value-type="string" table:style-name="ce3">
            <text:p>Chebyshev Similarity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3">
            <text:p>MAE</text:p>
          </table:table-cell>
          <table:table-cell office:value-type="float" office:value="3.2006999999999999" table:style-name="ce4">
            <text:p>3.2007</text:p>
          </table:table-cell>
          <table:table-cell office:value-type="float" office:value="3.2033999999999998" table:style-name="ce4">
            <text:p>3.2034</text:p>
          </table:table-cell>
          <table:table-cell office:value-type="float" office:value="3.2151000000000001" table:style-name="ce4">
            <text:p>3.2151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3">
            <text:p>Precision</text:p>
          </table:table-cell>
          <table:table-cell office:value-type="float" office:value="0.82640000000000002" table:style-name="ce4">
            <text:p>0.8264</text:p>
          </table:table-cell>
          <table:table-cell office:value-type="float" office:value="0.82589999999999997" table:style-name="ce4">
            <text:p>0.8259</text:p>
          </table:table-cell>
          <table:table-cell office:value-type="float" office:value="0.82520000000000004" table:style-name="ce4">
            <text:p>0.8252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3">
            <text:p>Recall</text:p>
          </table:table-cell>
          <table:table-cell office:value-type="float" office:value="0.81820000000000004" table:style-name="ce4">
            <text:p>0.8182</text:p>
          </table:table-cell>
          <table:table-cell office:value-type="float" office:value="0.81850000000000001" table:style-name="ce4">
            <text:p>0.8185</text:p>
          </table:table-cell>
          <table:table-cell office:value-type="float" office:value="0.82150000000000001" table:style-name="ce4">
            <text:p>0.8215</text:p>
          </table:table-cell>
          <table:table-cell table:style-name="ce4"/>
          <table:table-cell office:value-type="string" table:style-name="ce3">
            <text:p>Unpredicted = 400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F1 score</text:p>
          </table:table-cell>
          <table:table-cell office:value-type="float" office:value="0.82230000000000003" table:style-name="ce4">
            <text:p>0.8223</text:p>
          </table:table-cell>
          <table:table-cell office:value-type="float" office:value="0.82220000000000004" table:style-name="ce4">
            <text:p>0.8222</text:p>
          </table:table-cell>
          <table:table-cell office:value-type="float" office:value="0.82330000000000003" table:style-name="ce4">
            <text:p>0.8233</text:p>
          </table:table-cell>
          <table:table-cell table:number-columns-repeated="1020" table:style-name="ce4"/>
          <table:table-cell table:number-columns-repeated="15360"/>
        </table:table-row>
        <table:table-row table:number-rows-repeated="2" table:style-name="ro2">
          <table:table-cell table:number-columns-repeated="1024" table:style-name="ce4"/>
          <table:table-cell table:number-columns-repeated="15360"/>
        </table:table-row>
        <table:table-row table:style-name="ro1">
          <table:table-cell office:value-type="string" table:style-name="ce5">
            <text:p>DATASET – 6</text:p>
          </table:table-cell>
          <table:table-cell table:number-columns-repeated="3" table:style-name="ce3"/>
          <table:table-cell table:number-columns-repeated="1020" table:style-name="ce4"/>
          <table:table-cell table:number-columns-repeated="15360"/>
        </table:table-row>
        <table:table-row table:style-name="ro1">
          <table:table-cell table:style-name="ce3"/>
          <table:table-cell office:value-type="string" table:style-name="ce3">
            <text:p>Euclidean similarity</text:p>
          </table:table-cell>
          <table:table-cell office:value-type="string" table:style-name="ce3">
            <text:p>Manhattan similarity</text:p>
          </table:table-cell>
          <table:table-cell office:value-type="string" table:style-name="ce3">
            <text:p>Chebyshev Similarity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3">
            <text:p>MAE</text:p>
          </table:table-cell>
          <table:table-cell office:value-type="float" office:value="3.2271999999999998" table:style-name="ce4">
            <text:p>3.2272</text:p>
          </table:table-cell>
          <table:table-cell office:value-type="float" office:value="3.2397" table:style-name="ce4">
            <text:p>3.2397</text:p>
          </table:table-cell>
          <table:table-cell office:value-type="float" office:value="3.2462" table:style-name="ce4">
            <text:p>3.2462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3">
            <text:p>Precision</text:p>
          </table:table-cell>
          <table:table-cell office:value-type="float" office:value="0.83420000000000005" table:style-name="ce4">
            <text:p>0.8342</text:p>
          </table:table-cell>
          <table:table-cell office:value-type="float" office:value="0.83379999999999999" table:style-name="ce4">
            <text:p>0.8338</text:p>
          </table:table-cell>
          <table:table-cell office:value-type="float" office:value="0.83260000000000001" table:style-name="ce4">
            <text:p>0.8326</text:p>
          </table:table-cell>
          <table:table-cell table:number-columns-repeated="1020" table:style-name="ce4"/>
          <table:table-cell table:number-columns-repeated="15360"/>
        </table:table-row>
        <table:table-row table:style-name="ro1">
          <table:table-cell office:value-type="string" table:style-name="ce3">
            <text:p>Recall</text:p>
          </table:table-cell>
          <table:table-cell office:value-type="float" office:value="0.81269999999999998" table:style-name="ce4">
            <text:p>0.8127</text:p>
          </table:table-cell>
          <table:table-cell office:value-type="float" office:value="0.81169999999999998" table:style-name="ce4">
            <text:p>0.8117</text:p>
          </table:table-cell>
          <table:table-cell office:value-type="float" office:value="0.8155" table:style-name="ce4">
            <text:p>0.8155</text:p>
          </table:table-cell>
          <table:table-cell table:style-name="ce4"/>
          <table:table-cell office:value-type="string" table:style-name="ce3">
            <text:p>Unpredicted = 446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F1 score</text:p>
          </table:table-cell>
          <table:table-cell office:value-type="float" office:value="0.82330000000000003" table:style-name="ce4">
            <text:p>0.8233</text:p>
          </table:table-cell>
          <table:table-cell office:value-type="float" office:value="0.8226" table:style-name="ce4">
            <text:p>0.8226</text:p>
          </table:table-cell>
          <table:table-cell office:value-type="float" office:value="0.82389999999999997" table:style-name="ce4">
            <text:p>0.8239</text:p>
          </table:table-cell>
          <table:table-cell table:number-columns-repeated="1020" table:style-name="ce4"/>
          <table:table-cell table:number-columns-repeated="15360"/>
        </table:table-row>
        <table:table-row table:number-rows-repeated="2" table:style-name="ro2">
          <table:table-cell table:number-columns-repeated="1024" table:style-name="ce4"/>
          <table:table-cell table:number-columns-repeated="15360"/>
        </table:table-row>
        <table:table-row table:style-name="ro2">
          <table:table-cell office:value-type="string" table:style-name="ce5">
            <text:p>AVERAGE</text:p>
          </table:table-cell>
          <table:table-cell table:number-columns-repeated="1023" table:style-name="ce4"/>
          <table:table-cell table:number-columns-repeated="15360"/>
        </table:table-row>
        <table:table-row table:style-name="ro1">
          <table:table-cell table:style-name="ce3"/>
          <table:table-cell office:value-type="string" table:style-name="ce3">
            <text:p>Euclidean similarity</text:p>
          </table:table-cell>
          <table:table-cell office:value-type="string" table:style-name="ce3">
            <text:p>Manhattan similarity</text:p>
          </table:table-cell>
          <table:table-cell office:value-type="string" table:style-name="ce3">
            <text:p>Chebyshev Similarity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MAE</text:p>
          </table:table-cell>
          <table:table-cell office:value-type="float" office:value="3.2184833333333329" table:formula="of:=AVERAGE([.B45];[.B37];[.B29];[.B21];[.B13];[.B5])" table:style-name="ce4">
            <text:p>3.218483333</text:p>
          </table:table-cell>
          <table:table-cell office:value-type="float" office:value="3.2194166666666661" table:formula="of:=AVERAGE([.C45];[.C37];[.C29];[.C21];[.C13];[.C5])" table:style-name="ce4">
            <text:p>3.219416667</text:p>
          </table:table-cell>
          <table:table-cell office:value-type="float" office:value="3.2236333333333334" table:formula="of:=AVERAGE([.D45];[.D37];[.D29];[.D21];[.D13];[.D5])" table:style-name="ce4">
            <text:p>3.22363333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Precision</text:p>
          </table:table-cell>
          <table:table-cell office:value-type="float" office:value="0.83128333333333337" table:formula="of:=AVERAGE([.B46];[.B38];[.B30];[.B22];[.B14];[.B6])" table:style-name="ce4">
            <text:p>0.831283333</text:p>
          </table:table-cell>
          <table:table-cell office:value-type="float" office:value="0.83116666666666672" table:formula="of:=AVERAGE([.C46];[.C38];[.C30];[.C22];[.C14];[.C6])" table:style-name="ce4">
            <text:p>0.831166667</text:p>
          </table:table-cell>
          <table:table-cell office:value-type="float" office:value="0.8307500000000001" table:formula="of:=AVERAGE([.D46];[.D38];[.D30];[.D22];[.D14];[.D6])" table:style-name="ce4">
            <text:p>0.83075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Recall</text:p>
          </table:table-cell>
          <table:table-cell office:value-type="float" office:value="0.81271666666666675" table:formula="of:=AVERAGE([.B47];[.B39];[.B31];[.B23];[.B15];[.B7])" table:style-name="ce4">
            <text:p>0.812716667</text:p>
          </table:table-cell>
          <table:table-cell office:value-type="float" office:value="0.81423333333333325" table:formula="of:=AVERAGE([.C47];[.C39];[.C31];[.C23];[.C15];[.C7])" table:style-name="ce4">
            <text:p>0.814233333</text:p>
          </table:table-cell>
          <table:table-cell office:value-type="float" office:value="0.81628333333333336" table:formula="of:=AVERAGE([.D47];[.D39];[.D31];[.D23];[.D15];[.D7])" table:style-name="ce4">
            <text:p>0.816283333</text:p>
          </table:table-cell>
          <table:table-cell table:number-columns-repeated="16380"/>
        </table:table-row>
        <table:table-row table:style-name="ro1">
          <table:table-cell office:value-type="string" table:style-name="ce3">
            <text:p>F1 score</text:p>
          </table:table-cell>
          <table:table-cell office:value-type="float" office:value="0.82188333333333341" table:formula="of:=AVERAGE([.B48];[.B40];[.B32];[.B24];[.B16];[.B8])" table:style-name="ce4">
            <text:p>0.821883333</text:p>
          </table:table-cell>
          <table:table-cell office:value-type="float" office:value="0.82258333333333333" table:formula="of:=AVERAGE([.C48];[.C40];[.C32];[.C24];[.C16];[.C8])" table:style-name="ce4">
            <text:p>0.822583333</text:p>
          </table:table-cell>
          <table:table-cell office:value-type="float" office:value="0.82341666666666669" table:formula="of:=AVERAGE([.D48];[.D40];[.D32];[.D24];[.D16];[.D8])" table:style-name="ce4">
            <text:p>0.823416667</text:p>
          </table:table-cell>
          <table:table-cell table:number-columns-repeated="16380"/>
        </table:table-row>
        <table:table-row table:number-rows-repeated="2" table:style-name="ro2">
          <table:table-cell table:number-columns-repeated="1024" table:style-name="ce4"/>
          <table:table-cell table:number-columns-repeated="15360"/>
        </table:table-row>
        <table:table-row table:style-name="ro1">
          <table:table-cell office:value-type="string" table:style-name="ce3">
            <text:p>NEXT TO IMPEMENT :</text:p>
          </table:table-cell>
          <table:table-cell table:number-columns-repeated="1023" table:style-name="ce4"/>
          <table:table-cell table:number-columns-repeated="15360"/>
        </table:table-row>
        <table:table-row table:style-name="ro1">
          <table:table-cell office:value-type="string" table:style-name="ce4">
            <text:p>particle swarm optimization</text:p>
          </table:table-cell>
          <table:table-cell office:value-type="string" table:style-name="ce3">
            <text:p>done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office:value-type="string" table:style-name="ce4">
            <text:p>genetic algorithms</text:p>
          </table:table-cell>
          <table:table-cell table:number-columns-repeated="1023" table:style-name="ce4"/>
          <table:table-cell table:number-columns-repeated="15360"/>
        </table:table-row>
        <table:table-row table:style-name="ro1">
          <table:table-cell office:value-type="string" table:style-name="ce4">
            <text:p>Linear regression</text:p>
          </table:table-cell>
          <table:table-cell office:value-type="string" table:style-name="ce3">
            <text:p>done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office:value-type="string" table:style-name="ce4">
            <text:p>environmental adaptation method</text:p>
          </table:table-cell>
          <table:table-cell table:number-columns-repeated="1023" table:style-name="ce4"/>
          <table:table-cell table:number-columns-repeated="15360"/>
        </table:table-row>
        <table:table-row table:number-rows-repeated="2" table:style-name="ro2">
          <table:table-cell table:number-columns-repeated="1024" table:style-name="ce4"/>
          <table:table-cell table:number-columns-repeated="15360"/>
        </table:table-row>
        <table:table-row table:style-name="ro1">
          <table:table-cell office:value-type="string" table:style-name="ce5">
            <text:p>RESULTS OF SVD</text:p>
          </table:table-cell>
          <table:table-cell office:value-type="string" table:style-name="ce3">
            <text:p>1000 Users Dataset</text:p>
          </table:table-cell>
          <table:table-cell office:value-type="string" table:style-name="ce3">
            <text:p>&gt;=5 ratings per item</text:p>
          </table:table-cell>
          <table:table-cell table:number-columns-repeated="1021" table:style-name="ce4"/>
          <table:table-cell table:number-columns-repeated="15360"/>
        </table:table-row>
        <table:table-row table:style-name="ro1">
          <table:table-cell table:style-name="ce3"/>
          <table:table-cell table:number-columns-repeated="1023" table:style-name="ce4"/>
          <table:table-cell table:number-columns-repeated="15360"/>
        </table:table-row>
        <table:table-row table:style-name="ro2">
          <table:table-cell office:value-type="string" table:style-name="ce5">
            <text:p>DATASET – 1</text:p>
          </table:table-cell>
          <table:table-cell table:number-columns-repeated="1023" table:style-name="ce4"/>
          <table:table-cell table:number-columns-repeated="15360"/>
        </table:table-row>
        <table:table-row table:style-name="ro1">
          <table:table-cell table:style-name="ce4"/>
          <table:table-cell office:value-type="string" table:number-columns-spanned="5" table:number-rows-spanned="1" table:style-name="ce6">
            <text:p>NUMBER OF LATENT-FEATURES</text:p>
          </table:table-cell>
          <table:covered-table-cell table:number-columns-repeated="4"/>
          <table:table-cell table:number-columns-repeated="1018" table:style-name="ce4"/>
          <table:table-cell table:number-columns-repeated="15360"/>
        </table:table-row>
        <table:table-row table:style-name="ro1">
          <table:table-cell table:style-name="ce3"/>
          <table:table-cell office:value-type="float" office:value="10" table:style-name="ce3">
            <text:p>10</text:p>
          </table:table-cell>
          <table:table-cell office:value-type="float" office:value="15" table:style-name="ce3">
            <text:p>15</text:p>
          </table:table-cell>
          <table:table-cell office:value-type="float" office:value="20" table:style-name="ce3">
            <text:p>20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976 i.e. All</text:p>
          </table:table-cell>
          <table:table-cell table:number-columns-repeated="1018" table:style-name="ce4"/>
          <table:table-cell table:number-columns-repeated="15360"/>
        </table:table-row>
        <table:table-row table:style-name="ro1">
          <table:table-cell office:value-type="string" table:style-name="ce3">
            <text:p>MAE</text:p>
          </table:table-cell>
          <table:table-cell office:value-type="float" office:value="2.6623999999999999" table:style-name="ce4">
            <text:p>2.6624</text:p>
          </table:table-cell>
          <table:table-cell office:value-type="float" office:value="2.6675" table:style-name="ce4">
            <text:p>2.6675</text:p>
          </table:table-cell>
          <table:table-cell office:value-type="float" office:value="2.6614" table:style-name="ce4">
            <text:p>2.6614</text:p>
          </table:table-cell>
          <table:table-cell office:value-type="float" office:value="2.6671" table:style-name="ce4">
            <text:p>2.6671</text:p>
          </table:table-cell>
          <table:table-cell office:value-type="float" office:value="2.6818" table:style-name="ce4">
            <text:p>2.6818</text:p>
          </table:table-cell>
          <table:table-cell table:number-columns-repeated="1018" table:style-name="ce4"/>
          <table:table-cell table:number-columns-repeated="15360"/>
        </table:table-row>
        <table:table-row table:style-name="ro1">
          <table:table-cell office:value-type="string" table:style-name="ce3">
            <text:p>Precision</text:p>
          </table:table-cell>
          <table:table-cell office:value-type="float" office:value="0.79690000000000005" table:style-name="ce4">
            <text:p>0.7969</text:p>
          </table:table-cell>
          <table:table-cell office:value-type="float" office:value="0.7964" table:style-name="ce4">
            <text:p>0.7964</text:p>
          </table:table-cell>
          <table:table-cell office:value-type="float" office:value="0.79730000000000001" table:style-name="ce4">
            <text:p>0.7973</text:p>
          </table:table-cell>
          <table:table-cell office:value-type="float" office:value="0.79559999999999997" table:style-name="ce4">
            <text:p>0.7956</text:p>
          </table:table-cell>
          <table:table-cell office:value-type="float" office:value="0.79610000000000003" table:style-name="ce4">
            <text:p>0.7961</text:p>
          </table:table-cell>
          <table:table-cell table:number-columns-repeated="1018" table:style-name="ce4"/>
          <table:table-cell table:number-columns-repeated="15360"/>
        </table:table-row>
        <table:table-row table:style-name="ro1">
          <table:table-cell office:value-type="string" table:style-name="ce3">
            <text:p>Recall</text:p>
          </table:table-cell>
          <table:table-cell office:value-type="float" office:value="0.94399999999999995" table:style-name="ce4">
            <text:p>0.944</text:p>
          </table:table-cell>
          <table:table-cell office:value-type="float" office:value="0.94410000000000005" table:style-name="ce4">
            <text:p>0.9441</text:p>
          </table:table-cell>
          <table:table-cell office:value-type="float" office:value="0.94330000000000003" table:style-name="ce4">
            <text:p>0.9433</text:p>
          </table:table-cell>
          <table:table-cell office:value-type="float" office:value="0.9456" table:style-name="ce4">
            <text:p>0.9456</text:p>
          </table:table-cell>
          <table:table-cell office:value-type="float" office:value="0.9425" table:style-name="ce4">
            <text:p>0.9425</text:p>
          </table:table-cell>
          <table:table-cell table:number-columns-repeated="1018" table:style-name="ce4"/>
          <table:table-cell table:number-columns-repeated="15360"/>
        </table:table-row>
        <table:table-row table:style-name="ro1">
          <table:table-cell office:value-type="string" table:style-name="ce3">
            <text:p>F1 score</text:p>
          </table:table-cell>
          <table:table-cell office:value-type="float" office:value="0.86419999999999997" table:style-name="ce4">
            <text:p>0.8642</text:p>
          </table:table-cell>
          <table:table-cell office:value-type="float" office:value="0.8639" table:style-name="ce4">
            <text:p>0.8639</text:p>
          </table:table-cell>
          <table:table-cell office:value-type="float" office:value="0.86419999999999997" table:style-name="ce4">
            <text:p>0.8642</text:p>
          </table:table-cell>
          <table:table-cell office:value-type="float" office:value="0.86409999999999998" table:style-name="ce4">
            <text:p>0.8641</text:p>
          </table:table-cell>
          <table:table-cell office:value-type="float" office:value="0.86319999999999997" table:style-name="ce4">
            <text:p>0.8632</text:p>
          </table:table-cell>
          <table:table-cell table:number-columns-repeated="1018" table:style-name="ce4"/>
          <table:table-cell table:number-columns-repeated="15360"/>
        </table:table-row>
        <table:table-row table:number-rows-repeated="2" table:style-name="ro2">
          <table:table-cell table:number-columns-repeated="1024" table:style-name="ce4"/>
          <table:table-cell table:number-columns-repeated="15360"/>
        </table:table-row>
        <table:table-row table:style-name="ro2">
          <table:table-cell office:value-type="string" table:style-name="ce5">
            <text:p>Latent-features = 15</text:p>
          </table:table-cell>
          <table:table-cell table:number-columns-repeated="1023" table:style-name="ce4"/>
          <table:table-cell table:number-columns-repeated="15360"/>
        </table:table-row>
        <table:table-row table:style-name="ro1">
          <table:table-cell table:style-name="ce3"/>
          <table:table-cell office:value-type="string" table:style-name="ce3">
            <text:p>DATASET-1</text:p>
          </table:table-cell>
          <table:table-cell office:value-type="string" table:style-name="ce3">
            <text:p>DATASET-2</text:p>
          </table:table-cell>
          <table:table-cell office:value-type="string" table:style-name="ce3">
            <text:p>DATASET-3</text:p>
          </table:table-cell>
          <table:table-cell office:value-type="string" table:style-name="ce3">
            <text:p>DATASET-4</text:p>
          </table:table-cell>
          <table:table-cell office:value-type="string" table:style-name="ce3">
            <text:p>DATASET-5</text:p>
          </table:table-cell>
          <table:table-cell office:value-type="string" table:style-name="ce3">
            <text:p>DATASET-6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MAE</text:p>
          </table:table-cell>
          <table:table-cell office:value-type="float" office:value="2.6128999999999998" table:style-name="ce4">
            <text:p>2.6129</text:p>
          </table:table-cell>
          <table:table-cell office:value-type="float" office:value="2.5470999999999999" table:style-name="ce4">
            <text:p>2.5471</text:p>
          </table:table-cell>
          <table:table-cell office:value-type="float" office:value="2.7250000000000001" table:style-name="ce4">
            <text:p>2.725</text:p>
          </table:table-cell>
          <table:table-cell office:value-type="float" office:value="2.6859999999999999" table:style-name="ce4">
            <text:p>2.686</text:p>
          </table:table-cell>
          <table:table-cell office:value-type="float" office:value="2.5962999999999998" table:style-name="ce4">
            <text:p>2.5963</text:p>
          </table:table-cell>
          <table:table-cell office:value-type="float" office:value="2.5813999999999999" table:style-name="ce4">
            <text:p>2.5814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Precision</text:p>
          </table:table-cell>
          <table:table-cell office:value-type="float" office:value="0.79769999999999996" table:style-name="ce4">
            <text:p>0.7977</text:p>
          </table:table-cell>
          <table:table-cell office:value-type="float" office:value="0.79820000000000002" table:style-name="ce4">
            <text:p>0.7982</text:p>
          </table:table-cell>
          <table:table-cell office:value-type="float" office:value="0.78059999999999996" table:style-name="ce4">
            <text:p>0.7806</text:p>
          </table:table-cell>
          <table:table-cell office:value-type="float" office:value="0.78510000000000002" table:style-name="ce4">
            <text:p>0.7851</text:p>
          </table:table-cell>
          <table:table-cell office:value-type="float" office:value="0.79549999999999998" table:style-name="ce4">
            <text:p>0.7955</text:p>
          </table:table-cell>
          <table:table-cell office:value-type="float" office:value="0.79730000000000001" table:style-name="ce4">
            <text:p>0.7973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Recall</text:p>
          </table:table-cell>
          <table:table-cell office:value-type="float" office:value="0.9365" table:style-name="ce4">
            <text:p>0.9365</text:p>
          </table:table-cell>
          <table:table-cell office:value-type="float" office:value="0.92779999999999996" table:style-name="ce4">
            <text:p>0.9278</text:p>
          </table:table-cell>
          <table:table-cell office:value-type="float" office:value="0.92669999999999997" table:style-name="ce4">
            <text:p>0.9267</text:p>
          </table:table-cell>
          <table:table-cell office:value-type="float" office:value="0.93859999999999999" table:style-name="ce4">
            <text:p>0.9386</text:p>
          </table:table-cell>
          <table:table-cell office:value-type="float" office:value="0.93120000000000003" table:style-name="ce4">
            <text:p>0.9312</text:p>
          </table:table-cell>
          <table:table-cell office:value-type="float" office:value="0.94359999999999999" table:style-name="ce4">
            <text:p>0.9436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F1 score</text:p>
          </table:table-cell>
          <table:table-cell office:value-type="float" office:value="0.86150000000000004" table:style-name="ce4">
            <text:p>0.8615</text:p>
          </table:table-cell>
          <table:table-cell office:value-type="float" office:value="0.85809999999999997" table:style-name="ce4">
            <text:p>0.8581</text:p>
          </table:table-cell>
          <table:table-cell office:value-type="float" office:value="0.84740000000000004" table:style-name="ce4">
            <text:p>0.8474</text:p>
          </table:table-cell>
          <table:table-cell office:value-type="float" office:value="0.85499999999999998" table:style-name="ce4">
            <text:p>0.855</text:p>
          </table:table-cell>
          <table:table-cell office:value-type="float" office:value="0.85799999999999998" table:style-name="ce4">
            <text:p>0.858</text:p>
          </table:table-cell>
          <table:table-cell office:value-type="float" office:value="0.86429999999999996" table:style-name="ce4">
            <text:p>0.8643</text:p>
          </table:table-cell>
          <table:table-cell table:number-columns-repeated="16377"/>
        </table:table-row>
        <table:table-row table:style-name="ro2">
          <table:table-cell table:number-columns-repeated="1024" table:style-name="ce4"/>
          <table:table-cell table:number-columns-repeated="15360"/>
        </table:table-row>
        <table:table-row table:style-name="ro2">
          <table:table-cell office:value-type="string" table:style-name="ce5">
            <text:p>AVERAGE</text:p>
          </table:table-cell>
          <table:table-cell table:number-columns-repeated="1023" table:style-name="ce4"/>
          <table:table-cell table:number-columns-repeated="15360"/>
        </table:table-row>
        <table:table-row table:style-name="ro2">
          <table:table-cell table:number-columns-repeated="1024" table:style-name="ce4"/>
          <table:table-cell table:number-columns-repeated="15360"/>
        </table:table-row>
        <table:table-row table:style-name="ro1">
          <table:table-cell office:value-type="string" table:style-name="ce3">
            <text:p>MAE</text:p>
          </table:table-cell>
          <table:table-cell office:value-type="float" office:value="2.6247833333333332" table:formula="of:=AVERAGE([.B79:.G79])" table:style-name="ce4">
            <text:p>2.624783333</text:p>
          </table:table-cell>
          <table:table-cell table:number-columns-repeated="1022" table:style-name="ce4"/>
          <table:table-cell table:number-columns-repeated="15360"/>
        </table:table-row>
        <table:table-row table:style-name="ro1">
          <table:table-cell office:value-type="string" table:style-name="ce3">
            <text:p>Precision</text:p>
          </table:table-cell>
          <table:table-cell office:value-type="float" office:value="0.7924000000000001" table:formula="of:=AVERAGE([.B80:.G80])" table:style-name="ce4">
            <text:p>0.7924</text:p>
          </table:table-cell>
          <table:table-cell table:number-columns-repeated="1022" table:style-name="ce4"/>
          <table:table-cell table:number-columns-repeated="15360"/>
        </table:table-row>
        <table:table-row table:style-name="ro1">
          <table:table-cell office:value-type="string" table:style-name="ce3">
            <text:p>Recall</text:p>
          </table:table-cell>
          <table:table-cell office:value-type="float" office:value="0.93406666666666671" table:formula="of:=AVERAGE([.B81:.G81])" table:style-name="ce4">
            <text:p>0.934066667</text:p>
          </table:table-cell>
          <table:table-cell table:number-columns-repeated="1022" table:style-name="ce4"/>
          <table:table-cell table:number-columns-repeated="15360"/>
        </table:table-row>
        <table:table-row table:style-name="ro1">
          <table:table-cell office:value-type="string" table:style-name="ce3">
            <text:p>F1 score</text:p>
          </table:table-cell>
          <table:table-cell office:value-type="float" office:value="0.85738333333333339" table:formula="of:=AVERAGE([.B82:.G82])" table:style-name="ce4">
            <text:p>0.857383333</text:p>
          </table:table-cell>
          <table:table-cell table:number-columns-repeated="1022" table:style-name="ce4"/>
          <table:table-cell table:number-columns-repeated="15360"/>
        </table:table-row>
        <table:table-row table:number-rows-repeated="2" table:style-name="ro3">
          <table:table-cell table:number-columns-repeated="16384"/>
        </table:table-row>
        <table:table-row table:style-name="ro1">
          <table:table-cell office:value-type="string" table:style-name="ce3">
            <text:p>RESULTS FOR PLOTTING GRAPHS</text:p>
          </table:table-cell>
          <table:table-cell table:number-columns-repeated="1023" table:style-name="ce4"/>
          <table:table-cell table:number-columns-repeated="15360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3">
            <text:p>Traditional Evaluation</text:p>
          </table:table-cell>
          <table:table-cell office:value-type="string" table:style-name="ce4">
            <text:p>dataset size = 500</text:p>
          </table:table-cell>
          <table:table-cell table:number-columns-repeated="1022" table:style-name="ce4"/>
          <table:table-cell table:number-columns-repeated="15360"/>
        </table:table-row>
        <table:table-row table:style-name="ro2">
          <table:table-cell office:value-type="string" table:style-name="ce4">
            <text:p>(no limitation on number of ratings)</text:p>
          </table:table-cell>
          <table:table-cell table:number-columns-repeated="1023" table:style-name="ce4"/>
          <table:table-cell table:number-columns-repeated="15360"/>
        </table:table-row>
        <table:table-row table:style-name="ro1">
          <table:table-cell office:value-type="string" table:style-name="ce5">
            <text:p>For Euclidean Similarity</text:p>
          </table:table-cell>
          <table:table-cell office:value-type="string" table:number-columns-spanned="5" table:number-rows-spanned="1" table:style-name="ce8">
            <text:p>Number of neighbours</text:p>
          </table:table-cell>
          <table:covered-table-cell table:number-columns-repeated="4"/>
          <table:table-cell table:number-columns-repeated="1018" table:style-name="ce4"/>
          <table:table-cell table:number-columns-repeated="15360"/>
        </table:table-row>
        <table:table-row table:style-name="ro1">
          <table:table-cell table:style-name="ce4"/>
          <table:table-cell office:value-type="float" office:value="5" table:style-name="ce3">
            <text:p>5</text:p>
          </table:table-cell>
          <table:table-cell office:value-type="float" office:value="10" table:style-name="ce3">
            <text:p>10</text:p>
          </table:table-cell>
          <table:table-cell office:value-type="float" office:value="15" table:style-name="ce3">
            <text:p>15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A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MAE</text:p>
          </table:table-cell>
          <table:table-cell office:value-type="float" office:value="2.4275000000000002" table:style-name="ce4">
            <text:p>2.4275</text:p>
          </table:table-cell>
          <table:table-cell office:value-type="float" office:value="2.4178999999999999" table:style-name="ce4">
            <text:p>2.4179</text:p>
          </table:table-cell>
          <table:table-cell office:value-type="float" office:value="2.4138999999999999" table:style-name="ce4">
            <text:p>2.4139</text:p>
          </table:table-cell>
          <table:table-cell office:value-type="float" office:value="2.4129" table:style-name="ce4">
            <text:p>2.4129</text:p>
          </table:table-cell>
          <table:table-cell office:value-type="float" office:value="2.4127000000000001" table:style-name="ce4">
            <text:p>2.412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Precision</text:p>
          </table:table-cell>
          <table:table-cell office:value-type="float" office:value="0.77549999999999997" table:style-name="ce4">
            <text:p>0.7755</text:p>
          </table:table-cell>
          <table:table-cell office:value-type="float" office:value="0.77470000000000006" table:style-name="ce4">
            <text:p>0.7747</text:p>
          </table:table-cell>
          <table:table-cell office:value-type="float" office:value="0.77470000000000006" table:style-name="ce4">
            <text:p>0.7747</text:p>
          </table:table-cell>
          <table:table-cell office:value-type="float" office:value="0.77470000000000006" table:style-name="ce4">
            <text:p>0.7747</text:p>
          </table:table-cell>
          <table:table-cell office:value-type="float" office:value="0.77470000000000006" table:style-name="ce4">
            <text:p>0.7747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Recall</text:p>
          </table:table-cell>
          <table:table-cell office:value-type="float" office:value="0.86460000000000004" table:style-name="ce4">
            <text:p>0.8646</text:p>
          </table:table-cell>
          <table:table-cell office:value-type="float" office:value="0.86750000000000005" table:style-name="ce4">
            <text:p>0.8675</text:p>
          </table:table-cell>
          <table:table-cell office:value-type="float" office:value="0.86750000000000005" table:style-name="ce4">
            <text:p>0.8675</text:p>
          </table:table-cell>
          <table:table-cell office:value-type="float" office:value="0.86750000000000005" table:style-name="ce4">
            <text:p>0.8675</text:p>
          </table:table-cell>
          <table:table-cell office:value-type="float" office:value="0.86750000000000005" table:style-name="ce4">
            <text:p>0.867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f1-score</text:p>
          </table:table-cell>
          <table:table-cell office:value-type="float" office:value="0.81759999999999999" table:style-name="ce4">
            <text:p>0.8176</text:p>
          </table:table-cell>
          <table:table-cell office:value-type="float" office:value="0.81850000000000001" table:style-name="ce4">
            <text:p>0.8185</text:p>
          </table:table-cell>
          <table:table-cell office:value-type="float" office:value="0.81850000000000001" table:style-name="ce4">
            <text:p>0.8185</text:p>
          </table:table-cell>
          <table:table-cell office:value-type="float" office:value="0.81850000000000001" table:style-name="ce4">
            <text:p>0.8185</text:p>
          </table:table-cell>
          <table:table-cell office:value-type="float" office:value="0.81850000000000001" table:style-name="ce4">
            <text:p>0.8185</text:p>
          </table:table-cell>
          <table:table-cell table:number-columns-repeated="16378"/>
        </table:table-row>
        <table:table-row table:style-name="ro2">
          <table:table-cell table:number-columns-repeated="1024" table:style-name="ce4"/>
          <table:table-cell table:number-columns-repeated="15360"/>
        </table:table-row>
        <table:table-row table:style-name="ro1">
          <table:table-cell office:value-type="string" table:style-name="ce3">
            <text:p>choosing randomly 20 samples</text:p>
          </table:table-cell>
          <table:table-cell office:value-type="string" table:number-columns-spanned="5" table:number-rows-spanned="1" table:style-name="ce8">
            <text:p>Swarm size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 office:value-type="string" table:style-name="ce3">
            <text:p>PSO(MAE)</text:p>
          </table:table-cell>
          <table:table-cell office:value-type="float" office:value="5" table:style-name="ce3">
            <text:p>5</text:p>
          </table:table-cell>
          <table:table-cell office:value-type="float" office:value="10" table:style-name="ce3">
            <text:p>10</text:p>
          </table:table-cell>
          <table:table-cell office:value-type="float" office:value="20" table:style-name="ce3">
            <text:p>20</text:p>
          </table:table-cell>
          <table:table-cell office:value-type="float" office:value="40" table:style-name="ce3">
            <text:p>40</text:p>
          </table:table-cell>
          <table:table-cell office:value-type="float" office:value="100" table:style-name="ce3">
            <text:p>100</text:p>
          </table:table-cell>
          <table:table-cell table:number-columns-repeated="16378"/>
        </table:table-row>
        <table:table-row table:style-name="ro3">
          <table:table-cell office:value-type="float" office:value="5" table:style-name="ce4">
            <text:p>5</text:p>
          </table:table-cell>
          <table:table-cell office:value-type="float" office:value="0.93889999999999996" table:style-name="ce4">
            <text:p>0.9389</text:p>
          </table:table-cell>
          <table:table-cell office:value-type="float" office:value="0.85429999999999995" table:style-name="ce4">
            <text:p>0.8543</text:p>
          </table:table-cell>
          <table:table-cell office:value-type="float" office:value="0.8992" table:style-name="ce4">
            <text:p>0.8992</text:p>
          </table:table-cell>
          <table:table-cell office:value-type="float" office:value="0.8367" table:style-name="ce4">
            <text:p>0.8367</text:p>
          </table:table-cell>
          <table:table-cell office:value-type="float" office:value="0.89349999999999996" table:style-name="ce4">
            <text:p>0.8935</text:p>
          </table:table-cell>
          <table:table-cell table:number-columns-repeated="16378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0.82689999999999997" table:style-name="ce4">
            <text:p>0.8269</text:p>
          </table:table-cell>
          <table:table-cell office:value-type="float" office:value="0.89539999999999997" table:style-name="ce4">
            <text:p>0.8954</text:p>
          </table:table-cell>
          <table:table-cell office:value-type="float" office:value="0.89559999999999995" table:style-name="ce4">
            <text:p>0.8956</text:p>
          </table:table-cell>
          <table:table-cell office:value-type="float" office:value="0.89229999999999998" table:style-name="ce2">
            <text:p>0.8923</text:p>
          </table:table-cell>
          <table:table-cell office:value-type="float" office:value="0.91579999999999995" table:style-name="ce4">
            <text:p>0.9158</text:p>
          </table:table-cell>
          <table:table-cell table:number-columns-repeated="16378"/>
        </table:table-row>
        <table:table-row table:style-name="ro2">
          <table:table-cell office:value-type="float" office:value="40" table:style-name="ce4">
            <text:p>40</text:p>
          </table:table-cell>
          <table:table-cell office:value-type="float" office:value="0.8881" table:style-name="ce4">
            <text:p>0.8881</text:p>
          </table:table-cell>
          <table:table-cell office:value-type="float" office:value="0.90690000000000004" table:style-name="ce4">
            <text:p>0.9069</text:p>
          </table:table-cell>
          <table:table-cell office:value-type="float" office:value="0.91120000000000001" table:style-name="ce4">
            <text:p>0.9112</text:p>
          </table:table-cell>
          <table:table-cell office:value-type="float" office:value="0.92059999999999997" table:style-name="ce4">
            <text:p>0.9206</text:p>
          </table:table-cell>
          <table:table-cell table:number-columns-repeated="1019" table:style-name="ce4"/>
          <table:table-cell table:number-columns-repeated="15360"/>
        </table:table-row>
        <table:table-row table:number-rows-repeated="3" table:style-name="ro3">
          <table:table-cell table:number-columns-repeated="16384"/>
        </table:table-row>
        <table:table-row table:style-name="ro2">
          <table:table-cell table:number-columns-repeated="1024" table:style-name="ce4"/>
          <table:table-cell table:number-columns-repeated="15360"/>
        </table:table-row>
        <table:table-row table:style-name="ro1">
          <table:table-cell office:value-type="string" table:style-name="ce3">
            <text:p>Linear Regression</text:p>
          </table:table-cell>
          <table:table-cell office:value-type="string" table:number-columns-spanned="5" table:number-rows-spanned="1" table:style-name="ce8">
            <text:p>Minimum number of movies rated by a user</text:p>
          </table:table-cell>
          <table:covered-table-cell table:number-columns-repeated="4"/>
          <table:table-cell table:number-columns-repeated="16378"/>
        </table:table-row>
        <table:table-row table:style-name="ro1">
          <table:table-cell table:style-name="ce4"/>
          <table:table-cell office:value-type="float" office:value="5" table:style-name="ce3">
            <text:p>5</text:p>
          </table:table-cell>
          <table:table-cell office:value-type="float" office:value="10" table:style-name="ce3">
            <text:p>10</text:p>
          </table:table-cell>
          <table:table-cell office:value-type="float" office:value="15" table:style-name="ce3">
            <text:p>15</text:p>
          </table:table-cell>
          <table:table-cell office:value-type="float" office:value="20" table:style-name="ce3">
            <text:p>20</text:p>
          </table:table-cell>
          <table:table-cell table:number-columns-repeated="1019" table:style-name="ce4"/>
          <table:table-cell table:number-columns-repeated="15360"/>
        </table:table-row>
        <table:table-row table:style-name="ro1">
          <table:table-cell office:value-type="string" table:style-name="ce3">
            <text:p>r2-accuracy</text:p>
          </table:table-cell>
          <table:table-cell office:value-type="percentage" office:value="0.4476" table:style-name="ce9">
            <text:p>44.76%</text:p>
          </table:table-cell>
          <table:table-cell office:value-type="string" table:style-name="ce9">
            <text:p>71.26%(394 users)</text:p>
          </table:table-cell>
          <table:table-cell office:value-type="string" table:style-name="ce9">
            <text:p>77.95%(720 users)</text:p>
          </table:table-cell>
          <table:table-cell office:value-type="string" table:style-name="ce4">
            <text:p>81.78%(456 users)</text:p>
          </table:table-cell>
          <table:table-cell table:number-columns-repeated="1019" table:style-name="ce4"/>
          <table:table-cell table:number-columns-repeated="15360"/>
        </table:table-row>
        <table:table-row table:style-name="ro2">
          <table:table-cell table:number-columns-repeated="1024" table:style-name="ce4"/>
          <table:table-cell table:number-columns-repeated="15360"/>
        </table:table-row>
        <table:table-row table:style-name="ro4">
          <table:table-cell office:value-type="string" table:style-name="ce2">
            <text:p>MAE</text:p>
          </table:table-cell>
          <table:table-cell office:value-type="string" table:number-columns-spanned="4" table:number-rows-spanned="1" table:style-name="ce8">
            <text:p>Number of Neighbours</text:p>
          </table:table-cell>
          <table:covered-table-cell table:number-columns-repeated="3"/>
          <table:table-cell table:number-columns-repeated="1019" table:style-name="ce4"/>
          <table:table-cell table:number-columns-repeated="15360"/>
        </table:table-row>
        <table:table-row table:style-name="ro1">
          <table:table-cell table:style-name="ce4"/>
          <table:table-cell office:value-type="float" office:value="5" table:style-name="ce3">
            <text:p>5</text:p>
          </table:table-cell>
          <table:table-cell office:value-type="float" office:value="10" table:style-name="ce3">
            <text:p>10</text:p>
          </table:table-cell>
          <table:table-cell office:value-type="float" office:value="15" table:style-name="ce3">
            <text:p>15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All</text:p>
          </table:table-cell>
          <table:table-cell table:style-name="ce10"/>
          <table:table-cell table:number-columns-repeated="16377"/>
        </table:table-row>
        <table:table-row table:style-name="ro1">
          <table:table-cell office:value-type="string" table:style-name="ce3">
            <text:p>Traditional (Euclidean)</text:p>
          </table:table-cell>
          <table:table-cell office:value-type="float" office:value="3.2280000000000002" table:style-name="ce4">
            <text:p>3.228</text:p>
          </table:table-cell>
          <table:table-cell office:value-type="float" office:value="2.9582000000000002" table:style-name="ce4">
            <text:p>2.9582</text:p>
          </table:table-cell>
          <table:table-cell office:value-type="float" office:value="2.9281999999999999" table:style-name="ce4">
            <text:p>2.9282</text:p>
          </table:table-cell>
          <table:table-cell office:value-type="float" office:value="2.8824999999999998" table:style-name="ce4">
            <text:p>2.8825</text:p>
          </table:table-cell>
          <table:table-cell office:value-type="float" office:value="3.3679000000000001" table:style-name="ce4">
            <text:p>3.3679</text:p>
          </table:table-cell>
          <table:table-cell table:style-name="ce10"/>
          <table:table-cell table:number-columns-repeated="16377"/>
        </table:table-row>
        <table:table-row table:style-name="ro1">
          <table:table-cell office:value-type="string" table:style-name="ce3">
            <text:p>PSO</text:p>
          </table:table-cell>
          <table:table-cell office:value-type="float" office:value="3.2012" table:style-name="ce4">
            <text:p>3.2012</text:p>
          </table:table-cell>
          <table:table-cell office:value-type="float" office:value="2.9497" table:style-name="ce4">
            <text:p>2.9497</text:p>
          </table:table-cell>
          <table:table-cell office:value-type="float" office:value="2.9441999999999999" table:style-name="ce4">
            <text:p>2.9442</text:p>
          </table:table-cell>
          <table:table-cell office:value-type="float" office:value="2.8969999999999998" table:style-name="ce4">
            <text:p>2.897</text:p>
          </table:table-cell>
          <table:table-cell office:value-type="float" office:value="2.6358999999999999" table:style-name="ce4">
            <text:p>2.6359</text:p>
          </table:table-cell>
          <table:table-cell table:style-name="ce10"/>
          <table:table-cell table:number-columns-repeated="16377"/>
        </table:table-row>
        <table:table-row table:style-name="ro1">
          <table:table-cell office:value-type="string" table:style-name="ce3">
            <text:p>Linear</text:p>
          </table:table-cell>
          <table:table-cell office:value-type="float" office:value="3.3763000000000001" table:style-name="ce4">
            <text:p>3.3763</text:p>
          </table:table-cell>
          <table:table-cell office:value-type="float" office:value="3.3586999999999998" table:style-name="ce4">
            <text:p>3.3587</text:p>
          </table:table-cell>
          <table:table-cell office:value-type="float" office:value="3.3540999999999999" table:style-name="ce4">
            <text:p>3.3541</text:p>
          </table:table-cell>
          <table:table-cell office:value-type="float" office:value="3.4146000000000001" table:style-name="ce4">
            <text:p>3.4146</text:p>
          </table:table-cell>
          <table:table-cell office:value-type="float" office:value="3.4139900000000001" table:style-name="ce4">
            <text:p>3.41399</text:p>
          </table:table-cell>
          <table:table-cell table:style-name="ce10"/>
          <table:table-cell table:number-columns-repeated="16377"/>
        </table:table-row>
        <table:table-row table:style-name="ro1">
          <table:table-cell table:number-columns-repeated="6" table:style-name="ce4"/>
          <table:table-cell table:style-name="ce10"/>
          <table:table-cell table:number-columns-repeated="16377"/>
        </table:table-row>
        <table:table-row table:style-name="ro4">
          <table:table-cell table:style-name="ce4"/>
          <table:table-cell table:number-columns-repeated="3" table:style-name="ce10"/>
          <table:table-cell table:style-name="ce4"/>
          <table:table-cell table:number-columns-repeated="2" table:style-name="ce10"/>
          <table:table-cell table:number-columns-repeated="16377"/>
        </table:table-row>
        <table:table-row table:number-rows-repeated="2" table:style-name="ro1">
          <table:table-cell table:style-name="ce4"/>
          <table:table-cell table:number-columns-repeated="2" table:style-name="ce10"/>
          <table:table-cell table:number-columns-repeated="2" table:style-name="ce4"/>
          <table:table-cell table:number-columns-repeated="2" table:style-name="ce10"/>
          <table:table-cell table:number-columns-repeated="16377"/>
        </table:table-row>
        <table:table-row table:style-name="ro4">
          <table:table-cell table:number-columns-repeated="5" table:style-name="ce4"/>
          <table:table-cell table:number-columns-repeated="2" table:style-name="ce10"/>
          <table:table-cell table:number-columns-repeated="16377"/>
        </table:table-row>
        <table:table-row table:style-name="ro1">
          <table:table-cell table:number-columns-repeated="6" table:style-name="ce4"/>
          <table:table-cell table:style-name="ce10"/>
          <table:table-cell table:number-columns-repeated="16377"/>
        </table:table-row>
        <table:table-row table:style-name="ro1">
          <table:table-cell office:value-type="string" table:style-name="ce2">
            <text:p>PRECISION</text:p>
          </table:table-cell>
          <table:table-cell office:value-type="string" table:number-columns-spanned="4" table:number-rows-spanned="1" table:style-name="ce8">
            <text:p>Number of Neighbours</text:p>
          </table:table-cell>
          <table:covered-table-cell table:number-columns-repeated="3"/>
          <table:table-cell table:style-name="ce4"/>
          <table:table-cell table:style-name="ce10"/>
          <table:table-cell table:number-columns-repeated="16377"/>
        </table:table-row>
        <table:table-row table:style-name="ro1">
          <table:table-cell table:style-name="ce4"/>
          <table:table-cell office:value-type="float" office:value="5" table:style-name="ce3">
            <text:p>5</text:p>
          </table:table-cell>
          <table:table-cell office:value-type="float" office:value="10" table:style-name="ce3">
            <text:p>10</text:p>
          </table:table-cell>
          <table:table-cell office:value-type="float" office:value="15" table:style-name="ce3">
            <text:p>15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All</text:p>
          </table:table-cell>
          <table:table-cell table:number-columns-repeated="1018" table:style-name="ce4"/>
          <table:table-cell table:number-columns-repeated="15360"/>
        </table:table-row>
        <table:table-row table:style-name="ro1">
          <table:table-cell office:value-type="string" table:style-name="ce3">
            <text:p>Traditional (Euclidean)</text:p>
          </table:table-cell>
          <table:table-cell office:value-type="float" office:value="0.78410000000000002" table:style-name="ce4">
            <text:p>0.7841</text:p>
          </table:table-cell>
          <table:table-cell office:value-type="float" office:value="0.78069999999999995" table:style-name="ce4">
            <text:p>0.7807</text:p>
          </table:table-cell>
          <table:table-cell office:value-type="float" office:value="0.77059999999999995" table:style-name="ce4">
            <text:p>0.7706</text:p>
          </table:table-cell>
          <table:table-cell office:value-type="float" office:value="0.77510000000000001" table:style-name="ce4">
            <text:p>0.7751</text:p>
          </table:table-cell>
          <table:table-cell office:value-type="float" office:value="0.78959999999999997" table:style-name="ce4">
            <text:p>0.7896</text:p>
          </table:table-cell>
          <table:table-cell table:number-columns-repeated="1018" table:style-name="ce4"/>
          <table:table-cell table:number-columns-repeated="15360"/>
        </table:table-row>
        <table:table-row table:style-name="ro4">
          <table:table-cell office:value-type="string" table:style-name="ce3">
            <text:p>PSO</text:p>
          </table:table-cell>
          <table:table-cell office:value-type="float" office:value="0.76229999999999998" table:style-name="ce4">
            <text:p>0.7623</text:p>
          </table:table-cell>
          <table:table-cell office:value-type="float" office:value="0.75670000000000004" table:style-name="ce4">
            <text:p>0.7567</text:p>
          </table:table-cell>
          <table:table-cell office:value-type="float" office:value="0.75390000000000001" table:style-name="ce4">
            <text:p>0.7539</text:p>
          </table:table-cell>
          <table:table-cell office:value-type="float" office:value="0.76380000000000003" table:style-name="ce4">
            <text:p>0.7638</text:p>
          </table:table-cell>
          <table:table-cell office:value-type="float" office:value="0.77529999999999999" table:style-name="ce4">
            <text:p>0.7753</text:p>
          </table:table-cell>
          <table:table-cell table:style-name="ce10"/>
          <table:table-cell table:number-columns-repeated="16377"/>
        </table:table-row>
        <table:table-row table:style-name="ro4">
          <table:table-cell office:value-type="string" table:style-name="ce3">
            <text:p>Linear</text:p>
          </table:table-cell>
          <table:table-cell office:value-type="float" office:value="0.79169999999999996" table:style-name="ce4">
            <text:p>0.7917</text:p>
          </table:table-cell>
          <table:table-cell office:value-type="float" office:value="0.79149999999999998" table:style-name="ce4">
            <text:p>0.7915</text:p>
          </table:table-cell>
          <table:table-cell office:value-type="float" office:value="0.79149999999999998" table:style-name="ce4">
            <text:p>0.7915</text:p>
          </table:table-cell>
          <table:table-cell office:value-type="float" office:value="0.77559999999999996" table:style-name="ce4">
            <text:p>0.7756</text:p>
          </table:table-cell>
          <table:table-cell office:value-type="float" office:value="0.77559999999999996" table:style-name="ce4">
            <text:p>0.7756</text:p>
          </table:table-cell>
          <table:table-cell table:style-name="ce10"/>
          <table:table-cell table:number-columns-repeated="16377"/>
        </table:table-row>
        <table:table-row table:style-name="ro1">
          <table:table-cell table:number-columns-repeated="6" table:style-name="ce4"/>
          <table:table-cell table:style-name="ce10"/>
          <table:table-cell table:number-columns-repeated="16377"/>
        </table:table-row>
        <table:table-row table:style-name="ro4">
          <table:table-cell table:number-columns-repeated="6" table:style-name="ce4"/>
          <table:table-cell table:style-name="ce10"/>
          <table:table-cell table:number-columns-repeated="16377"/>
        </table:table-row>
        <table:table-row table:style-name="ro1">
          <table:table-cell table:number-columns-repeated="6" table:style-name="ce4"/>
          <table:table-cell table:style-name="ce10"/>
          <table:table-cell table:number-columns-repeated="16377"/>
        </table:table-row>
        <table:table-row table:style-name="ro1">
          <table:table-cell office:value-type="string" table:style-name="ce2">
            <text:p>RECALL</text:p>
          </table:table-cell>
          <table:table-cell office:value-type="string" table:number-columns-spanned="4" table:number-rows-spanned="1" table:style-name="ce8">
            <text:p>Number of Neighbours</text:p>
          </table:table-cell>
          <table:covered-table-cell table:number-columns-repeated="3"/>
          <table:table-cell table:style-name="ce4"/>
          <table:table-cell table:style-name="ce10"/>
          <table:table-cell table:number-columns-repeated="16377"/>
        </table:table-row>
        <table:table-row table:style-name="ro1">
          <table:table-cell table:style-name="ce4"/>
          <table:table-cell office:value-type="float" office:value="5" table:style-name="ce3">
            <text:p>5</text:p>
          </table:table-cell>
          <table:table-cell office:value-type="float" office:value="10" table:style-name="ce3">
            <text:p>10</text:p>
          </table:table-cell>
          <table:table-cell office:value-type="float" office:value="15" table:style-name="ce3">
            <text:p>15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All</text:p>
          </table:table-cell>
          <table:table-cell table:number-columns-repeated="1018" table:style-name="ce4"/>
          <table:table-cell table:number-columns-repeated="15360"/>
        </table:table-row>
        <table:table-row table:style-name="ro1">
          <table:table-cell office:value-type="string" table:style-name="ce3">
            <text:p>Traditional (Euclidean)</text:p>
          </table:table-cell>
          <table:table-cell office:value-type="float" office:value="0.88419999999999999" table:style-name="ce4">
            <text:p>0.8842</text:p>
          </table:table-cell>
          <table:table-cell office:value-type="float" office:value="0.94189999999999996" table:style-name="ce4">
            <text:p>0.9419</text:p>
          </table:table-cell>
          <table:table-cell office:value-type="float" office:value="0.95960000000000001" table:style-name="ce4">
            <text:p>0.9596</text:p>
          </table:table-cell>
          <table:table-cell office:value-type="float" office:value="0.98839999999999995" table:style-name="ce4">
            <text:p>0.9884</text:p>
          </table:table-cell>
          <table:table-cell office:value-type="float" office:value="0.85350000000000004" table:style-name="ce4">
            <text:p>0.8535</text:p>
          </table:table-cell>
          <table:table-cell table:number-columns-repeated="1018" table:style-name="ce4"/>
          <table:table-cell table:number-columns-repeated="15360"/>
        </table:table-row>
        <table:table-row table:style-name="ro1">
          <table:table-cell office:value-type="string" table:style-name="ce3">
            <text:p>PSO</text:p>
          </table:table-cell>
          <table:table-cell office:value-type="float" office:value="0.89590000000000003" table:style-name="ce4">
            <text:p>0.8959</text:p>
          </table:table-cell>
          <table:table-cell office:value-type="float" office:value="0.98240000000000005" table:style-name="ce4">
            <text:p>0.9824</text:p>
          </table:table-cell>
          <table:table-cell office:value-type="float" office:value="0.98540000000000005" table:style-name="ce4">
            <text:p>0.9854</text:p>
          </table:table-cell>
          <table:table-cell office:value-type="float" office:value="0.98699999999999999" table:style-name="ce4">
            <text:p>0.987</text:p>
          </table:table-cell>
          <table:table-cell office:value-type="float" office:value="0.87339999999999995" table:style-name="ce4">
            <text:p>0.8734</text:p>
          </table:table-cell>
          <table:table-cell table:number-columns-repeated="1018" table:style-name="ce4"/>
          <table:table-cell table:number-columns-repeated="15360"/>
        </table:table-row>
        <table:table-row table:style-name="ro1">
          <table:table-cell office:value-type="string" table:style-name="ce3">
            <text:p>Linear</text:p>
          </table:table-cell>
          <table:table-cell office:value-type="float" office:value="0.85650000000000004" table:style-name="ce4">
            <text:p>0.8565</text:p>
          </table:table-cell>
          <table:table-cell office:value-type="float" office:value="0.85960000000000003" table:style-name="ce4">
            <text:p>0.8596</text:p>
          </table:table-cell>
          <table:table-cell office:value-type="float" office:value="0.85960000000000003" table:style-name="ce4">
            <text:p>0.8596</text:p>
          </table:table-cell>
          <table:table-cell office:value-type="float" office:value="0.85699999999999998" table:style-name="ce4">
            <text:p>0.857</text:p>
          </table:table-cell>
          <table:table-cell office:value-type="float" office:value="0.85699999999999998" table:style-name="ce4">
            <text:p>0.857</text:p>
          </table:table-cell>
          <table:table-cell table:number-columns-repeated="1018" table:style-name="ce4"/>
          <table:table-cell table:number-columns-repeated="15360"/>
        </table:table-row>
        <table:table-row table:style-name="ro2">
          <table:table-cell table:number-columns-repeated="1024" table:style-name="ce4"/>
          <table:table-cell table:number-columns-repeated="15360"/>
        </table:table-row>
        <table:table-row table:number-rows-repeated="2" table:style-name="ro3">
          <table:table-cell table:number-columns-repeated="16384"/>
        </table:table-row>
        <table:table-row table:style-name="ro2">
          <table:table-cell table:number-columns-repeated="1024" table:style-name="ce4"/>
          <table:table-cell table:number-columns-repeated="15360"/>
        </table:table-row>
        <table:table-row table:style-name="ro1">
          <table:table-cell office:value-type="string" table:style-name="ce2">
            <text:p>F1-SCORE</text:p>
          </table:table-cell>
          <table:table-cell office:value-type="string" table:number-columns-spanned="4" table:number-rows-spanned="1" table:style-name="ce8">
            <text:p>Number of Neighbours</text:p>
          </table:table-cell>
          <table:covered-table-cell table:number-columns-repeated="3"/>
          <table:table-cell table:number-columns-repeated="1019" table:style-name="ce4"/>
          <table:table-cell table:number-columns-repeated="15360"/>
        </table:table-row>
        <table:table-row table:style-name="ro1">
          <table:table-cell table:style-name="ce4"/>
          <table:table-cell office:value-type="float" office:value="5" table:style-name="ce3">
            <text:p>5</text:p>
          </table:table-cell>
          <table:table-cell office:value-type="float" office:value="10" table:style-name="ce3">
            <text:p>10</text:p>
          </table:table-cell>
          <table:table-cell office:value-type="float" office:value="15" table:style-name="ce3">
            <text:p>15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All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Traditional (Euclidean)</text:p>
          </table:table-cell>
          <table:table-cell office:value-type="float" office:value="0.83109999999999995" table:style-name="ce4">
            <text:p>0.8311</text:p>
          </table:table-cell>
          <table:table-cell office:value-type="float" office:value="0.8538" table:style-name="ce4">
            <text:p>0.8538</text:p>
          </table:table-cell>
          <table:table-cell office:value-type="float" office:value="0.8548" table:style-name="ce4">
            <text:p>0.8548</text:p>
          </table:table-cell>
          <table:table-cell office:value-type="float" office:value="0.86880000000000002" table:style-name="ce4">
            <text:p>0.8688</text:p>
          </table:table-cell>
          <table:table-cell office:value-type="float" office:value="0.82030000000000003" table:style-name="ce4">
            <text:p>0.8203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PSO</text:p>
          </table:table-cell>
          <table:table-cell office:value-type="float" office:value="0.82369999999999999" table:style-name="ce4">
            <text:p>0.8237</text:p>
          </table:table-cell>
          <table:table-cell office:value-type="float" office:value="0.85489999999999999" table:style-name="ce4">
            <text:p>0.8549</text:p>
          </table:table-cell>
          <table:table-cell office:value-type="float" office:value="0.85419999999999996" table:style-name="ce4">
            <text:p>0.8542</text:p>
          </table:table-cell>
          <table:table-cell office:value-type="float" office:value="0.86119999999999997" table:style-name="ce4">
            <text:p>0.8612</text:p>
          </table:table-cell>
          <table:table-cell office:value-type="float" office:value="0.82150000000000001" table:style-name="ce4">
            <text:p>0.8215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Linear</text:p>
          </table:table-cell>
          <table:table-cell office:value-type="float" office:value="0.82279999999999998" table:style-name="ce4">
            <text:p>0.8228</text:p>
          </table:table-cell>
          <table:table-cell office:value-type="float" office:value="0.82410000000000005" table:style-name="ce4">
            <text:p>0.8241</text:p>
          </table:table-cell>
          <table:table-cell office:value-type="float" office:value="0.82410000000000005" table:style-name="ce4">
            <text:p>0.8241</text:p>
          </table:table-cell>
          <table:table-cell office:value-type="float" office:value="0.81430000000000002" table:style-name="ce4">
            <text:p>0.8143</text:p>
          </table:table-cell>
          <table:table-cell office:value-type="float" office:value="0.81430000000000002" table:style-name="ce4">
            <text:p>0.8143</text:p>
          </table:table-cell>
          <table:table-cell table:number-columns-repeated="16378"/>
        </table:table-row>
        <table:table-row table:number-rows-repeated="2" table:style-name="ro3">
          <table:table-cell table:number-columns-repeated="16384"/>
        </table:table-row>
        <table:table-row table:number-rows-repeated="2" table:style-name="ro2">
          <table:table-cell table:number-columns-repeated="1024" table:style-name="ce4"/>
          <table:table-cell table:number-columns-repeated="15360"/>
        </table:table-row>
        <table:table-row table:number-rows-repeated="104842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ourier New" svg:font-family="&quot;Courier New&quot;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Garvit</dc:creator>
    <meta:creation-date>2018-04-04T12:56:05Z</meta:creation-date>
    <dc:date>2018-04-21T19:48:22Z</dc:date>
    <meta:editing-cycles>18</meta:editing-cycles>
    <meta:editing-duration>PT207609S</meta:editing-duration>
  </office:meta>
</office:document-meta>
</file>